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ba0e" officeooo:paragraph-rsid="0001ba0e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3 -1</text:p>
      <text:p text:style-name="P1"/>
      <text:p text:style-name="P1">Изучение электростатического поля с помощью проводящей бумаги.</text:p>
      <text:p text:style-name="P1"/>
      <text:p text:style-name="P1">Теоретические основы лабораторной работы</text:p>
      <text:p text:style-name="P1">Взаимодействие между неподвижными электрически заряженными телами осуществляется</text:p>
      <text:p text:style-name="P1">посредством электрического поля. При этом каждое заряженное тело создает в окружающем</text:p>
      <text:p text:style-name="P1">пространстве поле, воздействующее на другие заряженные тела, и само это тело испытывает на</text:p>
      <text:p text:style-name="P1">себе воздействие электрических полей, созданных окружающими телами. Если заряды-</text:p>
      <text:p text:style-name="P1">источники неподвижны, то их электрическое поле стационарно, т.е. не изменяется с течением</text:p>
      <text:p text:style-name="P1">времени. Такое поле называют электростатическим. Силовой характеристикой электрического</text:p>
      <text:p text:style-name="P1">поля служит вектор его напряженности.</text:p>
      <text:p text:style-name="P1"/>
      <text:p text:style-name="P1"/>
      <text:p text:style-name="P1"/>
      <text:p text:style-name="P1"/>
      <text:p text:style-name="P1"><text:span text:style-name="T1">Δ</text:span><text:span text:style-name="T2">X= 0,001м</text:span></text:p>
      <text:p text:style-name="P1"><draw:frame draw:style-name="fr1" draw:name="Объект1" text:anchor-type="paragraph" svg:x="0.674cm" svg:y="0.794cm" svg:width="18.062cm" svg:height="5.35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ΔY</text:span><text:span text:style-name="T2">= 0,001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08:52:26.470869020</meta:creation-date>
    <dc:date>2014-04-20T22:12:52.237258497</dc:date>
    <meta:editing-duration>P2DT13H4M7S</meta:editing-duration>
    <meta:editing-cycles>1</meta:editing-cycles>
    <meta:document-statistic meta:table-count="0" meta:image-count="0" meta:object-count="1" meta:page-count="1" meta:paragraph-count="12" meta:word-count="85" meta:character-count="696" meta:non-whitespace-character-count="623"/>
    <meta:generator>LibreOffice/4.2.2.1$Linux_X86_64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number-columns-repeated="7" table:default-cell-style-name="ce2"/>
        <table:table-row table:style-name="ro1">
          <table:table-cell office:value-type="string" calcext:value-type="string">
            <text:p>              Φ,В</text:p>
            <text:p>X, 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2"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2">
          <table:table-cell office:value-type="float" office:value="0.11" calcext:value-type="float">
            <text:p>0.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2"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2">
          <table:table-cell office:value-type="float" office:value="0.17" calcext:value-type="float">
            <text:p>0.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" calcext:value-type="float">
            <text:p>0.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7" calcext:value-type="float">
            <text:p>0.15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09:08:21.56429454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